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1190d" loext:opacity="100%" fo:font-size="26pt" fo:font-style="italic" style:text-underline-style="solid" style:text-underline-width="auto" style:text-underline-color="font-color" fo:font-weight="bold" officeooo:rsid="000b138e" officeooo:paragraph-rsid="000b138e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b138e" officeooo:paragraph-rsid="000b138e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27622" loext:opacity="100%" fo:font-size="21pt" fo:font-style="normal" style:text-underline-style="solid" style:text-underline-width="auto" style:text-underline-color="font-color" fo:font-weight="normal" officeooo:rsid="000b138e" officeooo:paragraph-rsid="000b138e" style:font-size-asian="21pt" style:font-style-asian="normal" style:font-weight-asian="normal" style:font-size-complex="2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style="normal" style:text-underline-style="none" fo:font-weight="normal" officeooo:rsid="000b138e" officeooo:paragraph-rsid="000b138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0b138e" officeooo:paragraph-rsid="000b138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cbec9" officeooo:paragraph-rsid="000cbec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0cbec9" officeooo:paragraph-rsid="000cbec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0cd9ae" officeooo:paragraph-rsid="000cd9a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cd9ae" officeooo:paragraph-rsid="000cd9a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0d5678" officeooo:paragraph-rsid="000d567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f3c40" officeooo:paragraph-rsid="000f3c4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127622" loext:opacity="100%" fo:font-size="20pt" fo:font-style="normal" style:text-underline-style="solid" style:text-underline-width="auto" style:text-underline-color="font-color" fo:font-weight="normal" officeooo:rsid="0013817b" officeooo:paragraph-rsid="0013817b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style="normal" style:text-underline-style="none" fo:font-weight="normal" officeooo:rsid="0013817b" officeooo:paragraph-rsid="0013817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loext:opacity="100%" fo:font-size="12pt" fo:font-style="normal" style:text-underline-style="none" fo:font-weight="bold" officeooo:rsid="0013817b" officeooo:paragraph-rsid="0013817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3817b" officeooo:paragraph-rsid="0013817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3c734" officeooo:paragraph-rsid="0013817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3c734" officeooo:paragraph-rsid="0013c73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55b92" officeooo:paragraph-rsid="00155b9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3817b" officeooo:paragraph-rsid="0013c73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55269" loext:opacity="100%" fo:font-size="20pt" fo:font-style="normal" style:text-underline-style="solid" style:text-underline-width="auto" style:text-underline-color="font-color" fo:font-weight="bold" officeooo:rsid="00171b44" officeooo:paragraph-rsid="00171b44" fo:background-color="transparent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71b44" officeooo:paragraph-rsid="00171b4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171b44" officeooo:paragraph-rsid="00171b44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83ec9" officeooo:paragraph-rsid="00183ec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18d233" officeooo:paragraph-rsid="0018d23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8d233" officeooo:paragraph-rsid="0018d23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8d233" officeooo:paragraph-rsid="0018d23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96283" officeooo:paragraph-rsid="0019628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199298" officeooo:paragraph-rsid="0019929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99298" officeooo:paragraph-rsid="0019929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99298" officeooo:paragraph-rsid="0019929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1b28f5" officeooo:paragraph-rsid="001b28f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b28f5" officeooo:paragraph-rsid="001b28f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b28f5" officeooo:paragraph-rsid="001b28f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1c3e56" officeooo:paragraph-rsid="001c3e5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c3e56" officeooo:paragraph-rsid="001c3e5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c3e56" officeooo:paragraph-rsid="001c3e5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a933" loext:opacity="100%" fo:font-size="18pt" fo:font-style="normal" style:text-underline-style="solid" style:text-underline-width="auto" style:text-underline-color="font-color" fo:font-weight="normal" officeooo:rsid="001e993c" officeooo:paragraph-rsid="001e993c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1ecba6" officeooo:paragraph-rsid="001ecba6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ecba6" officeooo:paragraph-rsid="001ecba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1ecba6" officeooo:paragraph-rsid="001ecba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ecba6" officeooo:paragraph-rsid="001ecba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f2cce" officeooo:paragraph-rsid="001f2cc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d4ea6b" loext:opacity="100%" fo:font-size="12pt" fo:font-style="normal" style:text-underline-style="none" fo:font-weight="normal" officeooo:rsid="001f2cce" officeooo:paragraph-rsid="001f2cc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1f2cce" officeooo:paragraph-rsid="001f2cce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f2cce" officeooo:paragraph-rsid="001f2cc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1f2cce" officeooo:paragraph-rsid="001f2cc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20f344" officeooo:paragraph-rsid="0020f344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0f344" officeooo:paragraph-rsid="0020f34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5eb91e" loext:opacity="100%" fo:font-size="12pt" fo:font-style="normal" style:text-underline-style="none" fo:font-weight="normal" officeooo:rsid="0020f344" officeooo:paragraph-rsid="0020f344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0ffc8" officeooo:paragraph-rsid="0020ffc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5cf5e" officeooo:paragraph-rsid="0025cf5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7b3d00" loext:opacity="100%" fo:font-size="12pt" fo:font-style="normal" style:text-underline-style="none" fo:font-weight="normal" officeooo:rsid="0025cf5e" officeooo:paragraph-rsid="0025cf5e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d4d4d4" loext:opacity="100%" style:font-name="monospace" fo:font-size="10.5pt" fo:font-style="normal" style:text-underline-style="none" fo:font-weight="normal" officeooo:rsid="0025cf5e" officeooo:paragraph-rsid="0025cf5e" fo:background-color="#282a2c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style:line-height-at-least="0.198in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fo:color="#82b76c" loext:opacity="100%" style:font-name="monospace" fo:font-size="10.5pt" fo:font-weight="normal" fo:background-color="#282a2c"/>
    </style:style>
    <style:style style:name="P56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monospace" fo:font-size="10.5pt" fo:font-weight="normal" fo:background-color="#282a2c"/>
    </style:style>
    <style:style style:name="P57" style:family="paragraph" style:parent-style-name="Standard">
      <style:paragraph-properties style:line-height-at-least="0.198in"/>
      <style:text-properties fo:color="#d4d4d4" loext:opacity="100%" style:font-name="monospace" fo:font-size="10.5pt" fo:font-weight="normal" fo:background-color="#282a2c"/>
    </style:style>
    <style:style style:name="P58" style:family="paragraph" style:parent-style-name="Standard">
      <style:paragraph-properties fo:text-align="start" style:justify-single-word="false"/>
      <style:text-properties fo:color="#468a1a" loext:opacity="100%" fo:font-size="12pt" fo:font-style="normal" style:text-underline-style="none" fo:font-weight="normal" officeooo:rsid="0025cf5e" officeooo:paragraph-rsid="0025cf5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ff0000" loext:opacity="100%" fo:font-size="12pt" fo:font-style="normal" style:text-underline-style="none" fo:font-weight="normal" officeooo:rsid="0025cf5e" officeooo:paragraph-rsid="0025cf5e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ff0000" loext:opacity="100%" fo:font-size="12pt" fo:font-style="normal" style:text-underline-style="none" fo:font-weight="normal" officeooo:rsid="0026c9a0" officeooo:paragraph-rsid="0026c9a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d4d4d4" loext:opacity="100%" style:font-name="monospace" fo:font-size="10.5pt" fo:font-style="normal" style:text-underline-style="none" fo:font-weight="normal" officeooo:rsid="00284c0e" officeooo:paragraph-rsid="00270907" fo:background-color="#282a2c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355269" loext:opacity="100%" fo:font-size="12pt" fo:font-style="normal" style:text-underline-style="none" fo:font-weight="normal" officeooo:rsid="00284c0e" officeooo:paragraph-rsid="0027090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355269" loext:opacity="100%" fo:font-size="12pt" fo:font-style="normal" style:text-underline-style="none" fo:font-weight="normal" officeooo:rsid="00284c0e" officeooo:paragraph-rsid="00284c0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ff0000" loext:opacity="100%" fo:font-size="12pt" fo:font-style="normal" style:text-underline-style="none" fo:font-weight="normal" officeooo:rsid="00284c0e" officeooo:paragraph-rsid="00284c0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ff0000" loext:opacity="100%" fo:font-size="12pt" fo:font-style="normal" style:text-underline-style="none" fo:font-weight="normal" officeooo:rsid="002a390f" officeooo:paragraph-rsid="002a390f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468a1a" loext:opacity="100%" fo:font-size="20pt" fo:font-style="normal" style:text-underline-style="solid" style:text-underline-width="auto" style:text-underline-color="font-color" fo:font-weight="normal" officeooo:rsid="0034dcf2" officeooo:paragraph-rsid="0034dcf2" style:font-size-asian="20pt" style:font-style-asian="normal" style:font-weight-asian="normal" style:font-size-complex="20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127622" loext:opacity="100%" fo:font-size="12pt" fo:font-style="normal" style:text-underline-style="none" fo:font-weight="bold" officeooo:rsid="002e3d6f" officeooo:paragraph-rsid="002e3d6f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e3d6f" officeooo:paragraph-rsid="002e3d6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normal" officeooo:rsid="002e3d6f" officeooo:paragraph-rsid="002e3d6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127622" loext:opacity="100%" fo:font-size="12pt" fo:font-style="normal" style:text-underline-style="none" fo:font-weight="normal" officeooo:rsid="002e3d6f" officeooo:paragraph-rsid="002e3d6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111111" loext:opacity="100%" fo:font-size="12pt" fo:font-style="normal" style:text-underline-style="none" fo:font-weight="normal" officeooo:rsid="002e3d6f" officeooo:paragraph-rsid="002e3d6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300a03" officeooo:paragraph-rsid="00300a0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127622" loext:opacity="100%" fo:font-size="12pt" fo:font-style="normal" style:text-underline-style="none" fo:font-weight="normal" officeooo:rsid="002a390f" officeooo:paragraph-rsid="002a390f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82b76c" loext:opacity="100%" style:font-name="monospace" fo:font-size="10.5pt" fo:font-style="normal" style:text-underline-style="none" fo:font-weight="normal" officeooo:rsid="002e68cd" officeooo:paragraph-rsid="002e68cd" fo:background-color="#282a2c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468a1a" loext:opacity="100%" fo:font-size="12pt" fo:font-style="normal" style:text-underline-style="none" fo:font-weight="normal" officeooo:rsid="002e68cd" officeooo:paragraph-rsid="002e68cd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a390f" officeooo:paragraph-rsid="002a390f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82b76c" loext:opacity="100%" style:font-name="monospace" fo:font-size="10.5pt" fo:font-style="normal" style:text-underline-style="none" fo:font-weight="normal" officeooo:rsid="002a390f" officeooo:paragraph-rsid="002a390f" fo:background-color="#282a2c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left="0in" fo:margin-right="0in" style:line-height-at-least="0.198in" fo:text-indent="0in" style:auto-text-indent="false"/>
      <style:text-properties fo:color="#dcdcdc" loext:opacity="100%" style:font-name="monospace" fo:font-size="10.5pt" fo:font-weight="normal" fo:background-color="#282a2c"/>
    </style:style>
    <style:style style:name="P79" style:family="paragraph" style:parent-style-name="Standard">
      <style:paragraph-properties fo:margin-left="0in" fo:margin-right="0in" style:line-height-at-least="0.198in" fo:text-indent="0in" style:auto-text-indent="false"/>
      <style:text-properties fo:color="#dcdcdc" loext:opacity="100%" style:font-name="monospace" fo:font-size="10.5pt" fo:font-weight="normal" officeooo:rsid="00300a03" officeooo:paragraph-rsid="00300a03" fo:background-color="#282a2c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20ffc8" officeooo:paragraph-rsid="00300a03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31e149" officeooo:paragraph-rsid="0031e149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355269" loext:opacity="100%" fo:font-size="12pt" fo:font-style="normal" style:text-underline-style="none" fo:font-weight="normal" officeooo:rsid="00339f88" officeooo:paragraph-rsid="00339f88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339f88" officeooo:paragraph-rsid="00339f88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d4d4d4" loext:opacity="100%" style:font-name="monospace" fo:font-size="10.5pt" fo:font-style="normal" style:text-underline-style="none" fo:font-weight="normal" officeooo:rsid="00339f88" officeooo:paragraph-rsid="00339f88" fo:background-color="#282a2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358ae9" officeooo:paragraph-rsid="00358ae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82b76c" loext:opacity="100%" style:font-name="monospace" fo:font-size="10.5pt" fo:font-style="normal" style:text-underline-style="none" fo:font-weight="normal" officeooo:rsid="0031e149" officeooo:paragraph-rsid="0034dcf2" fo:background-color="#282a2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fo:font-size="10.5pt" fo:font-weight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f2cce" officeooo:paragraph-rsid="002a390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3757b4" officeooo:paragraph-rsid="003757b4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d4d4d4" loext:opacity="100%" style:font-name="monospace" fo:font-size="10.5pt" fo:font-style="normal" style:text-underline-style="none" fo:font-weight="normal" officeooo:rsid="003757b4" officeooo:paragraph-rsid="003757b4" fo:background-color="#282a2c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in" fo:margin-bottom="0.1965in" style:contextual-spacing="false" style:line-height-at-least="0.198in"/>
    </style:style>
    <style:style style:name="P92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monospace" fo:font-size="10.5pt" fo:font-weight="normal" fo:background-color="#282a2c"/>
    </style:style>
    <style:style style:name="P9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d5678" officeooo:paragraph-rsid="000d5678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fo:font-weight="normal" officeooo:rsid="000b138e" officeooo:paragraph-rsid="000b138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83ec9"/>
    </style:style>
    <style:style style:name="T2" style:family="text">
      <style:text-properties fo:color="#861141" loext:opacity="100%"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officeooo:rsid="0013c73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9cc6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officeooo:rsid="002d9aa3"/>
    </style:style>
    <style:style style:name="T11" style:family="text">
      <style:text-properties officeooo:rsid="002e68cd"/>
    </style:style>
    <style:style style:name="T12" style:family="text">
      <style:text-properties fo:color="#569cd6" loext:opacity="100%"/>
    </style:style>
    <style:style style:name="T13" style:family="text">
      <style:text-properties officeooo:rsid="00303579"/>
    </style:style>
    <style:style style:name="T14" style:family="text">
      <style:text-properties officeooo:rsid="0031e149"/>
    </style:style>
    <style:style style:name="T15" style:family="text">
      <style:text-properties style:font-name="monospace" fo:background-color="#282a2c" loext:char-shading-value="0"/>
    </style:style>
    <style:style style:name="T16" style:family="text">
      <style:text-properties fo:color="#dcdcdc" loext:opacity="100%" style:font-name="monospace" fo:background-color="#282a2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MG Certification</text:p>
      <text:p text:style-name="P2"/>
      <text:p text:style-name="P3">Lecture-1</text:p>
      <text:p text:style-name="P4"/>
      <text:p text:style-name="P2">Function : </text:p>
      <text:p text:style-name="P2"/>
      <text:p text:style-name="P2">def add_umbers (a,b):</text:p>
      <text:p text:style-name="P2">return a+b</text:p>
      <text:p text:style-name="P2"/>
      <text:p text:style-name="P2">print (add_numbers(10,5))</text:p>
      <text:p text:style-name="P2"/>
      <text:p text:style-name="P2">Numeric Data types</text:p>
      <text:p text:style-name="P2"/>
      <text:p text:style-name="P2">1. int: 10</text:p>
      <text:p text:style-name="P2">2. float: 0.1</text:p>
      <text:p text:style-name="P2">3. complex: 2+4x</text:p>
      <text:p text:style-name="P2"/>
      <text:p text:style-name="P2">Strings : alphabetical data types</text:p>
      <text:p text:style-name="P2"/>
      <text:p text:style-name="P5">name = “Mohan”</text:p>
      <text:p text:style-name="P5">print(name[o])</text:p>
      <text:p text:style-name="P2"/>
      <text:p text:style-name="P6">Tuples : </text:p>
      <text:p text:style-name="P6"/>
      <text:p text:style-name="P6">t = (1,2,3,4)</text:p>
      <text:p text:style-name="P6"/>
      <text:p text:style-name="P6">Lists : </text:p>
      <text:p text:style-name="P7"/>
      <text:p text:style-name="P7">fruits = [“apple”, “banana”, “cherry”]</text:p>
      <text:p text:style-name="P8">fruits.append(“Orange”)</text:p>
      <text:p text:style-name="P8">print(fruits)</text:p>
      <text:p text:style-name="P8">fruits.remove(“banana”)</text:p>
      <text:p text:style-name="P9"/>
      <text:p text:style-name="P9">Q. Create a List of 3 customer ID, 3 Customer name, 3. Products, 4. Quantity per product. Final price</text:p>
      <text:p text:style-name="P9">print statement at last?</text:p>
      <text:p text:style-name="P9"/>
      <text:p text:style-name="P10">Database = {</text:p>
      <text:p text:style-name="P10">“customer_id”:1,</text:p>
      <text:p text:style-name="P10">“customer_name”: “<text:span text:style-name="T1">Mohan</text:span>”,</text:p>
      <text:p text:style-name="P10">“product” : “Orange”,</text:p>
      <text:p text:style-name="P10">“quantity”: 4,</text:p>
      <text:p text:style-name="P10">“price”: 200</text:p>
      <text:p text:style-name="P10">}</text:p>
      <text:p text:style-name="P10">print(database)</text:p>
      <text:p text:style-name="P10"/>
      <text:p text:style-name="P11">Q. Create a list of 4 cars according to your favourite brands.</text:p>
      <text:p text:style-name="P11">Database= {</text:p>
      <text:p text:style-name="P11"><text:soft-page-break/></text:p>
      <text:p text:style-name="P11">]</text:p>
      <text:p text:style-name="P11">}</text:p>
      <text:p text:style-name="P11">print(database)</text:p>
      <text:p text:style-name="P11"/>
      <text:p text:style-name="P12">Lecture-2</text:p>
      <text:p text:style-name="P13"/>
      <text:p text:style-name="P14">ML</text:p>
      <text:p text:style-name="P15"><text:line-break/><text:span text:style-name="T2">Supervised:</text:span> Input + Output : Classification (Categorization)</text:p>
      <text:p text:style-name="P15">Ex: <text:span text:style-name="T3">1. </text:span>House Price Prediction.</text:p>
      <text:p text:style-name="P16">2. Image Classification.</text:p>
      <text:p text:style-name="P17">3. Medical Diagnosis.</text:p>
      <text:p text:style-name="P18">Formulas used in supervised -:</text:p>
      <text:p text:style-name="P18">1. Simple linear Regression – 1 unknown Variable x,y (x → value). Ex: House Price Prediction (Size).</text:p>
      <text:p text:style-name="P18">2. Multiple Linear Regression – N unknown Variable . X= ay1 + by2 + c. Ex: House(Size, locality).</text:p>
      <text:p text:style-name="P18">3. Polynomial.</text:p>
      <text:p text:style-name="P18">4. Lasso.</text:p>
      <text:p text:style-name="P18">5. Ridge.</text:p>
      <text:p text:style-name="P15"/>
      <text:p text:style-name="P15"><text:span text:style-name="T2">Unsupervised :</text:span> Input : Regression.</text:p>
      <text:p text:style-name="P15">Ex : <text:span text:style-name="T3">1. </text:span>Spam detection.</text:p>
      <text:p text:style-name="P17">2. Temperature Prediction.</text:p>
      <text:p text:style-name="P17">3. Customer Prediction (Netflix, Amazon).</text:p>
      <text:p text:style-name="P15"/>
      <text:p text:style-name="P19"><text:span text:style-name="T2">Reinforcement : </text:span>No input + No Output </text:p>
      <text:p text:style-name="P19">Ex: <text:span text:style-name="T3">1. </text:span>Self Driving Car Trial + Error.</text:p>
      <text:p text:style-name="P19"/>
      <text:p text:style-name="P20">Gen AI</text:p>
      <text:p text:style-name="P21"/>
      <text:p text:style-name="P21"><text:span text:style-name="T4">AI : </text:span>Simulation of Human Thinking.</text:p>
      <text:p text:style-name="P21">1. General AI.</text:p>
      <text:p text:style-name="P21">2. Super intelligent (Theoretical).</text:p>
      <text:p text:style-name="P21">3. Narrow (Specific Task).</text:p>
      <text:p text:style-name="P21"/>
      <text:p text:style-name="P21"><text:span text:style-name="T4">Gen AI : </text:span>Video Creation, Text, Speech, Coding Application.</text:p>
      <text:p text:style-name="P21">Prompts : NLP → natural language processing.</text:p>
      <text:p text:style-name="P21"/>
      <text:p text:style-name="P22">How it Works?</text:p>
      <text:p text:style-name="P21"><text:span text:style-name="T1"># </text:span>Transformer Model : <text:span text:style-name="T1">Faster computation + Bulk inputs &amp; give faster outputs.</text:span></text:p>
      <text:p text:style-name="P21"/>
      <text:p text:style-name="P23">Components of Gen AI →</text:p>
      <text:p text:style-name="P23">1. Neural Networks : Sophisticated Models + Process information, Reason + Analytical. Through Multiple Layer.</text:p>
      <text:p text:style-name="P23">2. Collection of Database : Texts, image, speech or media.</text:p>
      <text:p text:style-name="P23">3. Hardware : Dedicated GPU + CPU (computation).</text:p>
      <text:p text:style-name="P23">4. Fine Tunning + Adjustment : Desirable Outputs Matching Human Intelligence.</text:p>
      <text:p text:style-name="P24"><text:soft-page-break/># Class</text:p>
      <text:p text:style-name="P25"/>
      <text:p text:style-name="P26">class car : </text:p>
      <text:p text:style-name="P26">def start(self):</text:p>
      <text:p text:style-name="P26">print(“Car started”)</text:p>
      <text:p text:style-name="P25"/>
      <text:p text:style-name="P24">#object creation</text:p>
      <text:p text:style-name="P26">my_car = Car()</text:p>
      <text:p text:style-name="P26">my_car.start()</text:p>
      <text:p text:style-name="P26"/>
      <text:p text:style-name="P27">Q. Class : Kitchen; object: cook your favorite dish…?</text:p>
      <text:p text:style-name="P27"/>
      <text:p text:style-name="P28"># Constructor : </text:p>
      <text:p text:style-name="P29">class car : </text:p>
      <text:p text:style-name="P29">def __init__(self,brand,color):</text:p>
      <text:p text:style-name="P29">self.brand = brand</text:p>
      <text:p text:style-name="P29">self.color = color</text:p>
      <text:p text:style-name="P29"/>
      <text:p text:style-name="P29">def show(self):</text:p>
      <text:p text:style-name="P29">print(“this is a self{self.color}{self.brand} car.”)</text:p>
      <text:p text:style-name="P29"/>
      <text:p text:style-name="P28"># object creation</text:p>
      <text:p text:style-name="P29">my_car = Car(“BMW”, “black”)</text:p>
      <text:p text:style-name="P29">my_car.show()</text:p>
      <text:p text:style-name="P30"/>
      <text:p text:style-name="P30">Q. fav movie name and rating given. </text:p>
      <text:p text:style-name="P30"/>
      <text:p text:style-name="P31"># Object Creation </text:p>
      <text:p text:style-name="P32"/>
      <text:p text:style-name="P33">class student:</text:p>
      <text:p text:style-name="P33">def __init__(self,name,age):</text:p>
      <text:p text:style-name="P33">self.name = name</text:p>
      <text:p text:style-name="P33">self.age = age</text:p>
      <text:p text:style-name="P33"/>
      <text:p text:style-name="P33">student1 = Student(“Mohan”,19)</text:p>
      <text:p text:style-name="P33">student2 = Student(“Isha”,19)</text:p>
      <text:p text:style-name="P33"/>
      <text:p text:style-name="P33">print(student1.name)</text:p>
      <text:p text:style-name="P33">print(student2.name)</text:p>
      <text:p text:style-name="P32"/>
      <text:p text:style-name="P34">#Inheritance </text:p>
      <text:p text:style-name="P35">class Vehicle:</text:p>
      <text:p text:style-name="P35">def start(self):</text:p>
      <text:p text:style-name="P35">print(“Vehicle started”)</text:p>
      <text:p text:style-name="P35"/>
      <text:p text:style-name="P35">class Car(Vehicle):</text:p>
      <text:p text:style-name="P35">def drive(self):</text:p>
      <text:p text:style-name="P35">print(“Car is driving”)</text:p>
      <text:p text:style-name="P35"/>
      <text:p text:style-name="P35"><text:soft-page-break/>my_car = Car()</text:p>
      <text:p text:style-name="P35">my_car.start()</text:p>
      <text:p text:style-name="P35">my_car.drive()</text:p>
      <text:p text:style-name="P36"/>
      <text:p text:style-name="P36">Q. Parent class : Shopping Cart → Buy Child class : Payment page → Payment.</text:p>
      <text:p text:style-name="P36"/>
      <text:p text:style-name="P37">Lecture-3</text:p>
      <text:p text:style-name="P36"/>
      <text:p text:style-name="P38">NUMPY</text:p>
      <text:p text:style-name="P39"/>
      <text:p text:style-name="P39">Numerical Python →Mathematical Operations, N-dimensions Array.</text:p>
      <text:p text:style-name="P39"># import numpy as np.</text:p>
      <text:p text:style-name="P39"/>
      <text:p text:style-name="P40"># Array Operations</text:p>
      <text:p text:style-name="P39"/>
      <text:p text:style-name="P41">import numpy as np</text:p>
      <text:p text:style-name="P41">arr = np.array([1,2,3,4,5])</text:p>
      <text:p text:style-name="P41"/>
      <text:p text:style-name="P42">print(arr + 10) # adds 10 to each element</text:p>
      <text:p text:style-name="P42">print( arr *2)</text:p>
      <text:p text:style-name="P42">print(np.sqrt(arr))</text:p>
      <text:p text:style-name="P43"/>
      <text:p text:style-name="P44">→ Multi dimensional data handling</text:p>
      <text:p text:style-name="P45"/>
      <text:p text:style-name="P46">import numpy as np</text:p>
      <text:p text:style-name="P46"/>
      <text:p text:style-name="P46">matrix = np.array([[1,2,3], [4,5,6]])</text:p>
      <text:p text:style-name="P46">print(matrix.shape) # order</text:p>
      <text:p text:style-name="P46">print(matrix[0,1])</text:p>
      <text:p text:style-name="P46">print(matrix.T)</text:p>
      <text:p text:style-name="P45"/>
      <text:p text:style-name="P47"># Mathematical, statistical and linear algebra</text:p>
      <text:p text:style-name="P48"/>
      <text:p text:style-name="P49">import numpy as np</text:p>
      <text:p text:style-name="P49"/>
      <text:p text:style-name="P49">data = np.array([5,10,15,20])</text:p>
      <text:p text:style-name="P49"/>
      <text:p text:style-name="P49">print(“Mean:”, np.mean(data))</text:p>
      <text:p text:style-name="P49">print(“Standard Deviation:”, np.std(data))</text:p>
      <text:p text:style-name="P49">print(“Sum:”, np.sum(data))</text:p>
      <text:p text:style-name="P49"/>
      <text:p text:style-name="P50">Q. Find out the mean, median of banglore, kolkata, delhi and give me your inference</text:p>
      <text:p text:style-name="P50">Banglore : [100,150,20,450]</text:p>
      <text:p text:style-name="P50">Kolkata : [200,220,450,300]</text:p>
      <text:p text:style-name="P50">Delhi : [350,300,100,250]</text:p>
      <text:p text:style-name="P50"/>
      <text:p text:style-name="P51"/>
      <text:p text:style-name="P51"/>
      <text:p text:style-name="P52"><text:soft-page-break/># Random Number generation</text:p>
      <text:p text:style-name="P51"/>
      <text:p text:style-name="P53"><text:span text:style-name="T5">import</text:span> numpy <text:span text:style-name="T5">as</text:span> np</text:p>
      <text:p text:style-name="P54"/>
      <text:p text:style-name="P55">#generate numbers</text:p>
      <text:p text:style-name="P56">random_nums = np.random.rand<text:span text:style-name="T6">(</text:span><text:span text:style-name="T7">5</text:span><text:span text:style-name="T6">)</text:span></text:p>
      <text:p text:style-name="P56"><text:span text:style-name="T8">print</text:span><text:span text:style-name="T6">(</text:span><text:span text:style-name="T9">"Random:"</text:span><text:span text:style-name="T6">,</text:span> random_nums<text:span text:style-name="T6">)</text:span></text:p>
      <text:p text:style-name="P57"/>
      <text:p text:style-name="P58"/>
      <text:p text:style-name="P51">#random integers in a range</text:p>
      <text:p text:style-name="P58">print(np.random.randint(10,50,size=5))</text:p>
      <text:p text:style-name="P58"/>
      <text:p text:style-name="P59">Project-<text:span text:style-name="T10">1</text:span>: Analyzing daily temperature Data</text:p>
      <text:p text:style-name="P59">Requirements : </text:p>
      <text:p text:style-name="P60">1. Average temp, max, min temperature</text:p>
      <text:p text:style-name="P60">2. Days above average</text:p>
      <text:p text:style-name="P60">3. Temperature variation</text:p>
      <text:p text:style-name="P61"><text:span text:style-name="T5">import</text:span> numpy <text:span text:style-name="T5">as</text:span> np</text:p>
      <text:p text:style-name="P54"/>
      <text:p text:style-name="P56">temperatures = np.array<text:span text:style-name="T6">([</text:span><text:span text:style-name="T7">30</text:span><text:span text:style-name="T6">,</text:span><text:span text:style-name="T7">25</text:span><text:span text:style-name="T6">,</text:span><text:span text:style-name="T7">45</text:span><text:span text:style-name="T6">,</text:span><text:span text:style-name="T7">30</text:span><text:span text:style-name="T6">,</text:span><text:span text:style-name="T7">25</text:span><text:span text:style-name="T6">,</text:span><text:span text:style-name="T7">40</text:span><text:span text:style-name="T6">,</text:span><text:span text:style-name="T7">35</text:span><text:span text:style-name="T6">,</text:span><text:span text:style-name="T7">36</text:span><text:span text:style-name="T6">])</text:span></text:p>
      <text:p text:style-name="P55">#display the temperature</text:p>
      <text:p text:style-name="P54"/>
      <text:p text:style-name="P56"><text:span text:style-name="T8">print</text:span><text:span text:style-name="T6">(</text:span><text:span text:style-name="T9">"Daily temp:\n"</text:span><text:span text:style-name="T6">,</text:span>temperatures<text:span text:style-name="T6">)</text:span></text:p>
      <text:p text:style-name="P54"/>
      <text:p text:style-name="P55">#calculations</text:p>
      <text:p text:style-name="P56">avg_temp = np.mean<text:span text:style-name="T6">(</text:span>temperatures<text:span text:style-name="T6">)</text:span></text:p>
      <text:p text:style-name="P56">max_temp = np.<text:span text:style-name="T8">max</text:span><text:span text:style-name="T6">(</text:span>temperatures<text:span text:style-name="T6">)</text:span></text:p>
      <text:p text:style-name="P56">min_temp = np.<text:span text:style-name="T8">min</text:span><text:span text:style-name="T6">(</text:span>temperatures<text:span text:style-name="T6">)</text:span></text:p>
      <text:p text:style-name="P56">days_above_avg = temperatures &gt; avg_temp</text:p>
      <text:p text:style-name="P56">temp_variation = max_temp - min_temp</text:p>
      <text:p text:style-name="P54"/>
      <text:p text:style-name="P55">#Display results</text:p>
      <text:p text:style-name="P56"><text:span text:style-name="T8">print</text:span><text:span text:style-name="T6">(</text:span><text:span text:style-name="T9">"daily temperature:"</text:span><text:span text:style-name="T6">,</text:span>temperatures<text:span text:style-name="T6">)</text:span></text:p>
      <text:p text:style-name="P56"><text:span text:style-name="T8">print</text:span><text:span text:style-name="T6">(</text:span><text:span text:style-name="T9">"average temperature:"</text:span><text:span text:style-name="T6">,</text:span>avg_temp<text:span text:style-name="T6">)</text:span></text:p>
      <text:p text:style-name="P56"><text:span text:style-name="T8">print</text:span><text:span text:style-name="T6">(</text:span><text:span text:style-name="T9">"minimum temperature:"</text:span><text:span text:style-name="T6">,</text:span>min_temp<text:span text:style-name="T6">)</text:span></text:p>
      <text:p text:style-name="P56"><text:span text:style-name="T8">print</text:span><text:span text:style-name="T6">(</text:span><text:span text:style-name="T9">"maximum temperature:"</text:span><text:span text:style-name="T6">,</text:span>max_temp<text:span text:style-name="T6">)</text:span></text:p>
      <text:p text:style-name="P56"><text:span text:style-name="T8">print</text:span><text:span text:style-name="T6">(</text:span><text:span text:style-name="T9">"days above average:"</text:span><text:span text:style-name="T6">,</text:span>days_above_avg<text:span text:style-name="T6">)</text:span></text:p>
      <text:p text:style-name="P56"><text:span text:style-name="T8">print</text:span><text:span text:style-name="T6">(</text:span><text:span text:style-name="T9">"temperature variation:"</text:span><text:span text:style-name="T6">,</text:span>temp_variation<text:span text:style-name="T6">)</text:span></text:p>
      <text:p text:style-name="P54"/>
      <text:p text:style-name="P55">#identity days</text:p>
      <text:p text:style-name="P56">hot_days = temperatures&gt;mean_temperature</text:p>
      <text:p text:style-name="P56"><text:span text:style-name="T8">print</text:span><text:span text:style-name="T6">(</text:span><text:span text:style-name="T9">"\ndays hotter than average(true hotter):\n"</text:span><text:span text:style-name="T6">,</text:span>hot_days<text:span text:style-name="T6">)</text:span></text:p>
      <text:p text:style-name="P54"/>
      <text:p text:style-name="P55">#temperature variation</text:p>
      <text:p text:style-name="P54">h</text:p>
      <text:p text:style-name="P56">cooler_week = temperatures - <text:span text:style-name="T7">2</text:span></text:p>
      <text:p text:style-name="P56"><text:span text:style-name="T8">print</text:span><text:span text:style-name="T6">(</text:span><text:span text:style-name="T9">"\nAdjusted tempertures after cooling by 2 degrees:\n"</text:span><text:span text:style-name="T6">,</text:span>cooler_week<text:span text:style-name="T6">)</text:span></text:p>
      <text:p text:style-name="P54"/>
      <text:p text:style-name="P55"><text:soft-page-break/>#compare average before and after</text:p>
      <text:p text:style-name="P56"><text:span text:style-name="T8">print</text:span><text:span text:style-name="T6">(</text:span><text:span text:style-name="T9">"\nNew Averae after cooling :"</text:span><text:span text:style-name="T6">,</text:span> np.mean<text:span text:style-name="T6">(</text:span>cooler_week<text:span text:style-name="T6">))</text:span></text:p>
      <text:p text:style-name="P62"/>
      <text:p text:style-name="P63"/>
      <text:p text:style-name="P64">Project-<text:span text:style-name="T10">2</text:span>: Amazon Great Indian shopping festival</text:p>
      <text:p text:style-name="P64">Requirements </text:p>
      <text:p text:style-name="P64">1. Dataset: choose 6 Product , Enter Prices</text:p>
      <text:p text:style-name="P64"/>
      <text:p text:style-name="P64">1→ iphone : 1,20,000/-</text:p>
      <text:p text:style-name="P64">2→ Tv : 45,000/-</text:p>
      <text:p text:style-name="P64">3→ Fridge : 55,000/-</text:p>
      <text:p text:style-name="P64">4→ Laptop : 65,000/-</text:p>
      <text:p text:style-name="P64">5→ Headphones : 12,500/-</text:p>
      <text:p text:style-name="P64">6→ PS5 : 37,000\-</text:p>
      <text:p text:style-name="P64"/>
      <text:p text:style-name="P64">2. Price during Sale.</text:p>
      <text:p text:style-name="P64">3. Simulate Customer Decision Making</text:p>
      <text:p text:style-name="P65">( Hint : customer most likely to choose product whose price &lt;45,000)</text:p>
      <text:p text:style-name="P65"/>
      <text:p text:style-name="P66">Lecture-4</text:p>
      <text:p text:style-name="P65"/>
      <text:p text:style-name="P67">PANDAS</text:p>
      <text:p text:style-name="P68">→ Panel Data.</text:p>
      <text:p text:style-name="P68">→ Excel + SQL + Python.</text:p>
      <text:p text:style-name="P69">Syntax →</text:p>
      <text:p text:style-name="P68"/>
      <text:p text:style-name="P70">import pandas as pd</text:p>
      <text:p text:style-name="P70"/>
      <text:p text:style-name="P71">#<text:span text:style-name="T11">C</text:span>reate a series</text:p>
      <text:p text:style-name="P70">s = pd.<text:span text:style-name="T11">S</text:span>eries([10,20,30,40])</text:p>
      <text:p text:style-name="P70">print(“Series:\n”, s)</text:p>
      <text:p text:style-name="P72"/>
      <text:p text:style-name="P73"/>
      <text:p text:style-name="P74"># Create a DataFrame</text:p>
      <text:p text:style-name="P56">data = <text:span text:style-name="T6">{</text:span><text:span text:style-name="T9">"Name"</text:span><text:span text:style-name="T6">:[</text:span><text:span text:style-name="T9">"Ayushman"</text:span><text:span text:style-name="T6">,</text:span><text:span text:style-name="T9">"Kapil"</text:span><text:span text:style-name="T6">,</text:span><text:span text:style-name="T9">"Mohan"</text:span><text:span text:style-name="T6">],</text:span><text:span text:style-name="T9">"Age"</text:span><text:span text:style-name="T6">:</text:span> <text:span text:style-name="T6">[</text:span><text:span text:style-name="T7">25</text:span><text:span text:style-name="T6">,</text:span><text:span text:style-name="T7">18</text:span><text:span text:style-name="T6">,</text:span><text:span text:style-name="T7">18</text:span><text:span text:style-name="T6">],</text:span> <text:span text:style-name="T9">"Score"</text:span><text:span text:style-name="T6">:[</text:span><text:span text:style-name="T7">90</text:span><text:span text:style-name="T6">,</text:span><text:span text:style-name="T7">30</text:span><text:span text:style-name="T6">,</text:span><text:span text:style-name="T7">78</text:span><text:span text:style-name="T6">]}</text:span></text:p>
      <text:p text:style-name="P56">df = pd.DataFrame<text:span text:style-name="T6">(</text:span>data<text:span text:style-name="T6">)</text:span></text:p>
      <text:p text:style-name="P56"><text:span text:style-name="T8">print</text:span><text:span text:style-name="T6">(</text:span><text:span text:style-name="T9">"\nDataFrame:\n"</text:span><text:span text:style-name="T6">,</text:span> df<text:span text:style-name="T6">)</text:span></text:p>
      <text:p text:style-name="P75"/>
      <text:p text:style-name="P76"/>
      <text:p text:style-name="P77">#Data cleaning and Prep</text:p>
      <text:p text:style-name="P56">df = pd.DataFrame<text:span text:style-name="T6">({</text:span><text:span text:style-name="T9">"Name"</text:span><text:span text:style-name="T6">:[</text:span><text:span text:style-name="T9">"Ayushman"</text:span><text:span text:style-name="T6">,</text:span><text:span text:style-name="T9">"Kapil"</text:span><text:span text:style-name="T6">,</text:span><text:span text:style-name="T9">"None"</text:span><text:span text:style-name="T6">,],</text:span><text:span text:style-name="T9">"Age"</text:span><text:span text:style-name="T6">:[</text:span><text:span text:style-name="T7">25</text:span><text:span text:style-name="T6">,</text:span><text:span text:style-name="T12">None</text:span><text:span text:style-name="T6">,</text:span><text:span text:style-name="T7">18</text:span><text:span text:style-name="T6">],</text:span><text:span text:style-name="T9">"Score"</text:span><text:span text:style-name="T6">:[</text:span><text:span text:style-name="T7">90</text:span><text:span text:style-name="T6">,</text:span><text:span text:style-name="T7">80</text:span><text:span text:style-name="T6">,</text:span><text:span text:style-name="T7">78</text:span><text:span text:style-name="T6">]})</text:span></text:p>
      <text:p text:style-name="P55">#Handle missing values</text:p>
      <text:p text:style-name="P56"><text:span text:style-name="T8">print</text:span><text:span text:style-name="T6">(</text:span>df.isnull<text:span text:style-name="T6">())</text:span></text:p>
      <text:p text:style-name="P78"/>
      <text:p text:style-name="P78"/>
      <text:p text:style-name="P56">df = pd.DataFrame<text:span text:style-name="T6">({</text:span><text:span text:style-name="T9">"Age"</text:span><text:span text:style-name="T6">:[</text:span><text:span text:style-name="T7">25</text:span><text:span text:style-name="T6">,</text:span><text:span text:style-name="T7">22</text:span><text:span text:style-name="T6">,</text:span><text:span text:style-name="T7">23</text:span><text:span text:style-name="T6">,</text:span><text:span text:style-name="T7">18</text:span><text:span text:style-name="T6">],</text:span> <text:span text:style-name="T9">"Score"</text:span><text:span text:style-name="T6">:[</text:span><text:span text:style-name="T7">85</text:span><text:span text:style-name="T6">,</text:span><text:span text:style-name="T7">90</text:span><text:span text:style-name="T6">,</text:span><text:span text:style-name="T7">30</text:span><text:span text:style-name="T6">,</text:span><text:span text:style-name="T7">78</text:span><text:span text:style-name="T6">]})</text:span></text:p>
      <text:p text:style-name="P56"><text:soft-page-break/><text:span text:style-name="T8">print</text:span><text:span text:style-name="T6">(</text:span>df.describe<text:span text:style-name="T6">())</text:span></text:p>
      <text:p text:style-name="P55">#print(df["Score"].mean())</text:p>
      <text:p text:style-name="P56"><text:span text:style-name="T8">print</text:span><text:span text:style-name="T6">(</text:span>df<text:span text:style-name="T6">[</text:span><text:span text:style-name="T9">"Age"</text:span><text:span text:style-name="T6">]</text:span>.<text:span text:style-name="T8">max</text:span><text:span text:style-name="T6">())</text:span></text:p>
      <text:p text:style-name="P78"/>
      <text:p text:style-name="P78"/>
      <text:p text:style-name="P56">df = pd.DataFrame<text:span text:style-name="T6">({</text:span><text:span text:style-name="T9">"Name"</text:span><text:span text:style-name="T6">:[</text:span><text:span text:style-name="T9">"Ayushman"</text:span><text:span text:style-name="T6">,</text:span><text:span text:style-name="T9">"Kapil"</text:span><text:span text:style-name="T6">,</text:span><text:span text:style-name="T9">"None"</text:span><text:span text:style-name="T6">,],</text:span><text:span text:style-name="T9">"Age"</text:span><text:span text:style-name="T6">:[</text:span><text:span text:style-name="T7">25</text:span><text:span text:style-name="T6">,</text:span><text:span text:style-name="T12">None</text:span><text:span text:style-name="T6">,</text:span><text:span text:style-name="T7">18</text:span><text:span text:style-name="T6">],</text:span><text:span text:style-name="T9">"Score"</text:span><text:span text:style-name="T6">:[</text:span><text:span text:style-name="T7">90</text:span><text:span text:style-name="T6">,</text:span><text:span text:style-name="T7">80</text:span><text:span text:style-name="T6">,</text:span><text:span text:style-name="T7">78</text:span><text:span text:style-name="T6">]})</text:span></text:p>
      <text:p text:style-name="P55">#filtering = column</text:p>
      <text:p text:style-name="P56"><text:span text:style-name="T8">print</text:span><text:span text:style-name="T6">(</text:span>df<text:span text:style-name="T6">[</text:span><text:span text:style-name="T9">"Name"</text:span><text:span text:style-name="T6">])</text:span></text:p>
      <text:p text:style-name="P55">#sor<text:span text:style-name="T13">ti</text:span>ng</text:p>
      <text:p text:style-name="P56"><text:span text:style-name="T8">print</text:span><text:span text:style-name="T6">(</text:span>df<text:span text:style-name="T6">[</text:span><text:span text:style-name="T9">"Score"</text:span><text:span text:style-name="T6">]</text:span>&gt;<text:span text:style-name="T7">80</text:span><text:span text:style-name="T6">)</text:span></text:p>
      <text:p text:style-name="P78"/>
      <text:p text:style-name="P78"/>
      <text:p text:style-name="P79"/>
      <text:p text:style-name="P80">Q. <text:span text:style-name="T14">Create university Database : 10 students</text:span></text:p>
      <text:p text:style-name="P81">Student name, age, registration ID and final exam score</text:p>
      <text:p text:style-name="P81">identify the average score of the class </text:p>
      <text:p text:style-name="P81">identify students less than average score</text:p>
      <text:p text:style-name="P81"/>
      <text:p text:style-name="P82">Grouping and Aggregation.</text:p>
      <text:p text:style-name="P83"/>
      <text:p text:style-name="P84"><text:span text:style-name="T5">import</text:span> pandas <text:span text:style-name="T5">as</text:span> pd</text:p>
      <text:p text:style-name="P55"># Grouping and Aggregation</text:p>
      <text:p text:style-name="P56">df = pd.DataFrame<text:span text:style-name="T6">({</text:span><text:span text:style-name="T9">"Department"</text:span><text:span text:style-name="T6">:</text:span> <text:span text:style-name="T6">[</text:span> <text:span text:style-name="T9">"IT"</text:span><text:span text:style-name="T6">,</text:span><text:span text:style-name="T9">"HR"</text:span><text:span text:style-name="T6">,</text:span><text:span text:style-name="T9">"IT"</text:span><text:span text:style-name="T6">,</text:span><text:span text:style-name="T9">"Finance"</text:span><text:span text:style-name="T6">],</text:span><text:span text:style-name="T9">"Salary"</text:span><text:span text:style-name="T6">:[</text:span><text:span text:style-name="T7">50000</text:span><text:span text:style-name="T6">,</text:span><text:span text:style-name="T7">45000</text:span><text:span text:style-name="T6">,</text:span><text:span text:style-name="T7">60000</text:span><text:span text:style-name="T6">,</text:span><text:span text:style-name="T7">40000</text:span><text:span text:style-name="T6">]})</text:span></text:p>
      <text:p text:style-name="P54"/>
      <text:p text:style-name="P55">#group </text:p>
      <text:p text:style-name="P56">grouped = df.groupby<text:span text:style-name="T6">(</text:span><text:span text:style-name="T9">"Department"</text:span><text:span text:style-name="T6">)[</text:span><text:span text:style-name="T9">"Salary"</text:span><text:span text:style-name="T6">]</text:span>.mean<text:span text:style-name="T6">()</text:span></text:p>
      <text:p text:style-name="P56"><text:span text:style-name="T8">print</text:span><text:span text:style-name="T6">(</text:span>grouped<text:span text:style-name="T6">)</text:span></text:p>
      <text:p text:style-name="P78"/>
      <text:p text:style-name="P85">To upload files→</text:p>
      <text:p text:style-name="P85"/>
      <text:p text:style-name="P85"/>
      <text:p text:style-name="P86"># Read data from CSV</text:p>
      <text:p text:style-name="P56"><text:span text:style-name="T5">from</text:span> google.colab <text:span text:style-name="T5">import</text:span> files</text:p>
      <text:p text:style-name="P87"><text:span text:style-name="T15">files.upload</text:span><text:span text:style-name="T16">()</text:span></text:p>
      <text:p text:style-name="P88"/>
      <text:p text:style-name="P89">PROJECT : SUPERMARKET SALES ANALYSIS</text:p>
      <text:p text:style-name="P89">Goal : </text:p>
      <text:p text:style-name="P89">1. Load data into data frame.</text:p>
      <text:p text:style-name="P89">2. Find Total Revenue.</text:p>
      <text:p text:style-name="P89">3. Identity top selling items</text:p>
      <text:p text:style-name="P89">4. Calculate average sales per city.</text:p>
      <text:p text:style-name="P89">5. Handle missing data.</text:p>
      <text:p text:style-name="P89">→ replace missing values with a value of your choice.</text:p>
      <text:p text:style-name="P89"/>
      <text:p text:style-name="P89">Data </text:p>
      <text:p text:style-name="P89">Invoice ID : 101,102,103,104,105</text:p>
      <text:p text:style-name="P89"><text:soft-page-break/>Item : Milk, Bread , Butter , Eggs , Bread </text:p>
      <text:p text:style-name="P89">Quantity: 10,5,8,None,6</text:p>
      <text:p text:style-name="P89">Price : 30,20,50,10,40</text:p>
      <text:p text:style-name="P89">City : Delhi, Mumbai, Delhi, Kolkata, Mumbai.</text:p>
      <text:p text:style-name="P89"/>
      <text:p text:style-name="P90"><text:span text:style-name="T5">import</text:span> pandas <text:span text:style-name="T5">as</text:span> pd</text:p>
      <text:p text:style-name="P56"><text:span text:style-name="T5">import</text:span> numpy <text:span text:style-name="T5">as</text:span> np</text:p>
      <text:p text:style-name="P54"/>
      <text:p text:style-name="P55">#creating data</text:p>
      <text:p text:style-name="P56">Data = <text:span text:style-name="T6">({</text:span><text:span text:style-name="T9">"Name"</text:span> <text:span text:style-name="T6">:</text:span> <text:span text:style-name="T6">[</text:span><text:span text:style-name="T9">"Neem"</text:span><text:span text:style-name="T6">,</text:span> <text:span text:style-name="T9">"Peepal"</text:span><text:span text:style-name="T6">,</text:span> <text:span text:style-name="T9">"Banyan"</text:span><text:span text:style-name="T6">,</text:span> <text:span text:style-name="T9">"Jamun"</text:span><text:span text:style-name="T6">,</text:span> <text:span text:style-name="T9">"Arjun"</text:span><text:span text:style-name="T6">,</text:span> <text:span text:style-name="T9">"Mahogany"</text:span><text:span text:style-name="T6">,</text:span> <text:span text:style-name="T9">"Gulmohar"</text:span><text:span text:style-name="T6">],</text:span> <text:span text:style-name="T9">"City"</text:span> <text:span text:style-name="T6">:</text:span> <text:span text:style-name="T6">[</text:span><text:span text:style-name="T9">"Banglore"</text:span><text:span text:style-name="T6">,</text:span><text:span text:style-name="T9">"Delhi"</text:span><text:span text:style-name="T6">,</text:span> <text:span text:style-name="T9">"Mumbai"</text:span><text:span text:style-name="T6">,</text:span> <text:span text:style-name="T9">"Chennai"</text:span><text:span text:style-name="T6">,</text:span> <text:span text:style-name="T9">"Kolkata"</text:span><text:span text:style-name="T6">],</text:span> <text:span text:style-name="T9">"Growth"</text:span> <text:span text:style-name="T6">:</text:span> <text:span text:style-name="T6">[</text:span><text:span text:style-name="T7">0.25</text:span><text:span text:style-name="T6">,</text:span><text:span text:style-name="T7">0.23</text:span><text:span text:style-name="T6">,</text:span><text:span text:style-name="T7">0.22</text:span><text:span text:style-name="T6">,</text:span><text:span text:style-name="T7">0.26</text:span><text:span text:style-name="T6">,</text:span><text:span text:style-name="T7">0.27</text:span><text:span text:style-name="T6">],</text:span> <text:span text:style-name="T9">"Date"</text:span> <text:span text:style-name="T6">:</text:span> <text:span text:style-name="T6">[</text:span><text:span text:style-name="T9">"23/5/2021"</text:span><text:span text:style-name="T6">,</text:span><text:span text:style-name="T9">"24/6/2021"</text:span><text:span text:style-name="T6">,</text:span><text:span text:style-name="T9">"23/7/2021"</text:span><text:span text:style-name="T6">,</text:span><text:span text:style-name="T9">"28/9/2021"</text:span><text:span text:style-name="T6">,</text:span><text:span text:style-name="T9">"12/2/2021"</text:span><text:span text:style-name="T6">]})</text:span></text:p>
      <text:p text:style-name="P54"/>
      <text:p text:style-name="P55">#Calculation </text:p>
      <text:p text:style-name="P56">max_growth = np.<text:span text:style-name="T8">max</text:span><text:span text:style-name="T6">(</text:span>Data<text:span text:style-name="T6">[</text:span><text:span text:style-name="T9">"Growth"</text:span><text:span text:style-name="T6">])</text:span></text:p>
      <text:p text:style-name="P56">min_growth = np.<text:span text:style-name="T8">min</text:span><text:span text:style-name="T6">(</text:span>Data<text:span text:style-name="T6">[</text:span><text:span text:style-name="T9">"Growth"</text:span><text:span text:style-name="T6">])</text:span></text:p>
      <text:p text:style-name="P56">avg_growth = np.mean<text:span text:style-name="T6">(</text:span>Data<text:span text:style-name="T6">[</text:span><text:span text:style-name="T9">"Growth"</text:span><text:span text:style-name="T6">])</text:span></text:p>
      <text:p text:style-name="P91"/>
      <text:p text:style-name="P55">#Display the Results </text:p>
      <text:p text:style-name="P56"><text:span text:style-name="T8">print</text:span><text:span text:style-name="T6">(</text:span><text:span text:style-name="T9">"Maximum Growth:"</text:span><text:span text:style-name="T6">,</text:span> max_growth<text:span text:style-name="T6">)</text:span></text:p>
      <text:p text:style-name="P56"><text:span text:style-name="T8">print</text:span><text:span text:style-name="T6">(</text:span><text:span text:style-name="T9">"Minmum Growth:"</text:span><text:span text:style-name="T6">,</text:span> min_growth<text:span text:style-name="T6">)</text:span></text:p>
      <text:p text:style-name="P56"><text:span text:style-name="T8">print</text:span><text:span text:style-name="T6">(</text:span><text:span text:style-name="T9">"Average Grwoth:"</text:span><text:span text:style-name="T6">,</text:span> avg_growth<text:span text:style-name="T6">)</text:span></text:p>
      <text:p text:style-name="P54"/>
      <text:p text:style-name="P56"><text:span text:style-name="T8">print</text:span><text:span text:style-name="T6">(</text:span>Data<text:span text:style-name="T6">)</text:span></text:p>
      <text:p text:style-name="P92"/>
      <text:p text:style-name="P89"/>
      <text:p text:style-name="P89"/>
      <text:p text:style-name="P89"/>
      <text:p text:style-name="P39"/>
      <text:p text:style-name="P39"/>
      <text:p text:style-name="P39"/>
      <text:p text:style-name="P36"/>
      <text:p text:style-name="P27"/>
      <text:p text:style-name="P23"/>
      <text:p text:style-name="P21"/>
      <text:p text:style-name="P23"/>
      <text:p text:style-name="P21"/>
      <text:p text:style-name="P17"/>
      <text:p text:style-name="P19"/>
      <text:p text:style-name="P19"/>
      <text:p text:style-name="P15"/>
      <text:p text:style-name="P15"/>
      <text:p text:style-name="P15"/>
      <text:p text:style-name="P15"/>
      <text:p text:style-name="P11"/>
      <text:p text:style-name="P93"><text:soft-page-break/></text:p>
      <text:p text:style-name="P93"/>
      <text:p text:style-name="P9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4:16:26.505263420</meta:creation-date>
    <dc:date>2025-11-07T14:08:06.361494927</dc:date>
    <meta:editing-duration>PT1H46M49S</meta:editing-duration>
    <meta:editing-cycles>9</meta:editing-cycles>
    <meta:generator>LibreOffice/25.8.1.1$Linux_X86_64 LibreOffice_project/580$Build-1</meta:generator>
    <meta:document-statistic meta:table-count="0" meta:image-count="0" meta:object-count="0" meta:page-count="9" meta:paragraph-count="250" meta:word-count="951" meta:character-count="7263" meta:non-whitespace-character-count="6540"/>
  </office:meta>
</office:document-meta>
</file>